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_-* )</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there was sincerity in your voice.</text:p>
      <text:p text:style-name="Normal">Your hand was so soft and warm, she felt so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 ••</text:p>
      <text:p text:style-name="P1">Node 4: What is happiness?</text:p>
      <text:p text:style-name="P1"/>
      <text:p text:style-name="Normal">She’d initially planned on ordering something light, but before she knew it the waitress had put down a platter with milk tea and strawberry shortcake before her. <text:span text:style-name="T1">How could this happen... </text:span>Meanwhile, you were pouring industrial quantities of maple syrup over your pancake while looking pleased with yourself. The place you’d gone to was a cat café, and having been here a few times in the past, she was becoming familiar with the true masters of the place. That was why one such master, a tabby cat by the name of Maos, was sitting in her lap while purring to her caresses.</text:p>
      <text:p text:style-name="Normal">“You weren’t joking, it really does taste good,” your eyes sparkled.</text:p>
      <text:p text:style-name="Normal">“I know right? But I stand by what I said, their croissants are something else entirely,” <text:span text:style-name="T1">so why did I go with this calorie bomb... </text:span>(╥ᴗ╥). <text:span text:style-name="T1">Maos, do you know why?</text:span></text:p>
      <text:p text:style-name="Normal">In between forkfuls of pancakes, “still, dunno about making them my life’s meaning,” you commented.</text:p>
      <text:p text:style-name="Normal">“What if I throw in petting cats to sweeten the deal?” Maos looked up, delighted at the idea.</text:p>
      <text:p text:style-name="Normal">“... I’d have to think about it.”</text:p>
      <text:p text:style-name="Normal"><text:span text:style-name="T1">That’s good to hear. </text:span>Truth be told, she wanted to ask you about this, and something told her a cat café was just the right place to get philosophical.</text:p>
      <text:p text:style-name="Normal">“Say, when you said earlier that you didn’t know if life was worth living or not, did you mean it?”</text:p>
      <text:p text:style-name="Normal">You casually nodded a “Yup, sure did.”</text:p>
      <text:p text:style-name="Normal">Seeing that, “phew...” she let out a big sigh of relief. <text:span text:style-name="T1">Thank goodness... </text:span>“Don’t take it the wrong way, but I’m glad you think so too,” and the smile she gave you was genuine.</text:p>
      <text:p text:style-name="Normal">The way your cheeks were puffed up with pancake made you look like a hamster, and since hamsters can’t talk, you tilted your head.</text:p>
      <text:p text:style-name="Normal">“Did you know? When I look around me, when I take a look at the people around me, I get impressed, I get jealous, and... I get sad. ‘Everyone’s got their stuff together,’ is what usually comes to mind. So, it’s a relief that even someone like you, someone as incredible as you, is stuck worrying about whether life is worth living in the first place.” <text:span text:style-name="T1">It makes me feel less lonely and... less hopeless, </text:span>she added for herself.</text:p>
      <text:p text:style-name="Normal">You drank your glass of orange juice, then crossed your arms to think for some time.</text:p>
      <text:p text:style-name="Normal">“You know, I think you’re bad at observing others,” you looked around as you said that, “personally, I have yet to meet anyone that makes me go ‘oh yeah, this guy’s got it all figured out.’ But, putting that aside, I think it’s normal to wonder if life has a meaning or not. In fact, I’d say it’s the ones who don’t worry about it who are weird. Maybe they’re right, but I think they’re weird.”</text:p>
      <text:p text:style-name="Normal">This last sentence made her chuckle, and her chuckle was tinged with a hint of happiness. It had never occurred to her that that she might be the normal one and the others were strange; she’d always believed it was the other way aroun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